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7fdac" officeooo:paragraph-rsid="0007fdac"/>
    </style:style>
    <style:style style:name="P2" style:family="paragraph" style:parent-style-name="Standard">
      <style:text-properties officeooo:rsid="0009d228" officeooo:paragraph-rsid="0009d228"/>
    </style:style>
    <style:style style:name="P3" style:family="paragraph" style:parent-style-name="Standard">
      <style:text-properties officeooo:rsid="0009d228" officeooo:paragraph-rsid="000a0b3e"/>
    </style:style>
    <style:style style:name="P4" style:family="paragraph" style:parent-style-name="Standard">
      <style:text-properties officeooo:rsid="000c0fdf" officeooo:paragraph-rsid="000c0fdf"/>
    </style:style>
    <style:style style:name="P5" style:family="paragraph" style:parent-style-name="Standard">
      <style:text-properties officeooo:rsid="000c0fdf" officeooo:paragraph-rsid="000dee61"/>
    </style:style>
    <style:style style:name="P6" style:family="paragraph" style:parent-style-name="Standard">
      <style:text-properties officeooo:rsid="0009d228" officeooo:paragraph-rsid="0009d22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0dee61"/>
    </style:style>
    <style:style style:name="T4" style:family="text">
      <style:text-properties officeooo:rsid="0009d228"/>
    </style:style>
    <style:style style:name="T5" style:family="text">
      <style:text-properties fo:font-size="16pt" style:text-underline-style="solid" style:text-underline-width="auto" style:text-underline-color="font-color" fo:font-weight="bold" officeooo:rsid="0007fdac" style:font-size-asian="16pt" style:font-weight-asian="bold" style:font-size-complex="16pt" style:font-weight-complex="bold"/>
    </style:style>
    <style:style style:name="T6" style:family="text">
      <style:text-properties fo:font-size="16pt" style:text-underline-style="solid" style:text-underline-width="auto" style:text-underline-color="font-color" fo:font-weight="bold" officeooo:rsid="000b65a5" style:font-size-asian="16pt" style:font-weight-asian="bold" style:font-size-complex="16pt" style:font-weight-complex="bold"/>
    </style:style>
    <style:style style:name="T7" style:family="text">
      <style:text-properties fo:font-size="16pt" style:text-underline-style="solid" style:text-underline-width="auto" style:text-underline-color="font-color" fo:font-weight="bold" officeooo:rsid="0010f23f" style:font-size-asian="16pt" style:font-weight-asian="bold" style:font-size-complex="16pt" style:font-weight-complex="bold"/>
    </style:style>
    <style:style style:name="T8" style:family="text">
      <style:text-properties officeooo:rsid="000a0b3e"/>
    </style:style>
    <style:style style:name="T9" style:family="text">
      <style:text-properties officeooo:rsid="000c0fdf"/>
    </style:style>
    <style:style style:name="T10" style:family="text">
      <style:text-properties officeooo:rsid="000dee61"/>
    </style:style>
    <style:style style:name="T11" style:family="text">
      <style:text-properties officeooo:rsid="000eec74"/>
    </style:style>
    <style:style style:name="T12" style:family="text">
      <style:text-properties officeooo:rsid="0010e0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5">HACKDTU Hackathon </text:span><text:span text:style-name="T6">V-</text:span><text:span text:style-name="T7">3</text:span><text:span text:style-name="T6">.0</text:span></text:p>
      <text:p text:style-name="Standard"/>
      <text:p text:style-name="P1"><text:span text:style-name="T1">Team Name</text:span> : CODEGUARD</text:p>
      <text:p text:style-name="P1"/>
      <text:p text:style-name="P1"><text:span text:style-name="T1">Team Members</text:span> :</text:p>
      <text:p text:style-name="P1"><text:tab/><text:tab/>Vibhor Verma (Leader)</text:p>
      <text:p text:style-name="P1"><text:tab/><text:tab/>Mahesh Gahlot</text:p>
      <text:p text:style-name="P1"><text:tab/><text:tab/>Sebin Duke Stephan</text:p>
      <text:p text:style-name="P1"/>
      <text:p text:style-name="P1"><text:span text:style-name="T1">email id</text:span> : <text:a xlink:type="simple" xlink:href="mailto:vibhcool@gmail.com" text:style-name="Internet_20_link" text:visited-style-name="Visited_20_Internet_20_Link">vibhcool@gmail.com</text:a></text:p>
      <text:p text:style-name="P1"/>
      <text:p text:style-name="P1"><text:span text:style-name="T1">Phone No.</text:span> : 7503823243</text:p>
      <text:p text:style-name="P1"/>
      <text:p text:style-name="P1"><text:span text:style-name="T1">Project Name</text:span> : MedLib</text:p>
      <text:p text:style-name="P1"/>
      <text:p text:style-name="P1"><text:span text:style-name="T1">Project Idea</text:span> : <text:s/><text:span text:style-name="T2">Smart Check-up and Disease diagnosis Application</text:span> </text:p>
      <text:p text:style-name="P1"/>
      <text:p text:style-name="P1">This application checkups the user according to the symptoms he/<text:span text:style-name="T4">she</text:span> specifies and diagnosis him/<text:span text:style-name="T4">her</text:span>, <text:span text:style-name="T4">determine the most probable</text:span> disease and it’s risk factor and <text:span text:style-name="T4">specifies</text:span> <text:s/>the<text:span text:style-name="T4"> </text:span>medical specialist he/<text:span text:style-name="T4">she</text:span> must see.</text:p>
      <text:p text:style-name="P1"/>
      <text:p text:style-name="P3"><text:span text:style-name="T8">Work Done Till Now</text:span> : </text:p>
      <text:p text:style-name="P3"><text:span text:style-name="T8">1) </text:span>Idea discussion and development of basic framework of the application →<text:span text:style-name="T8"> DONE</text:span> </text:p>
      <text:p text:style-name="P3"><text:span text:style-name="T8">2) </text:span>API implementation and database designing →<text:span text:style-name="T8"> DONE</text:span></text:p>
      <text:p text:style-name="P2"/>
      <text:p text:style-name="P2"><text:span text:style-name="T9">LAST 6</text:span> hours : API integration with the application →<text:span text:style-name="T8"> DONE</text:span></text:p>
      <text:p text:style-name="P4">API integration with our web-application is complete. Now we are only left with debugging and designing our application.</text:p>
      <text:p text:style-name="P4"/>
      <text:p text:style-name="P5">You can have a look a our <text:span text:style-name="T10">repository at : </text:span><text:span text:style-name="T3">https://github.com/SebinDuke/MedLib</text:span></text:p>
      <text:p text:style-name="P2"/>
      <text:p text:style-name="P2"><text:span text:style-name="T12">NEXT 6</text:span> hours : Designing, Testing <text:span text:style-name="T11">and adding finishing to the applic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02:27:21.669481588</meta:creation-date>
    <dc:date>2017-02-11T14:11:13.688166321</dc:date>
    <meta:editing-duration>PT21M7S</meta:editing-duration>
    <meta:editing-cycles>8</meta:editing-cycles>
    <meta:generator>LibreOffice/5.1.3.2$Linux_X86_64 LibreOffice_project/10$Build-2</meta:generator>
    <meta:document-statistic meta:table-count="0" meta:image-count="0" meta:object-count="0" meta:page-count="1" meta:paragraph-count="18" meta:word-count="148" meta:character-count="950" meta:non-whitespace-character-count="804"/>
  </office:meta>
</office:document-meta>
</file>